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544" officeooo:paragraph-rsid="001c0544"/>
    </style:style>
    <style:style style:name="P2" style:family="paragraph" style:parent-style-name="Standard">
      <style:text-properties fo:color="#000000" officeooo:rsid="0019935e" officeooo:paragraph-rsid="001c0544"/>
    </style:style>
    <style:style style:name="P3" style:family="paragraph" style:parent-style-name="Standard">
      <style:text-properties fo:color="#000000" officeooo:rsid="001c0544" officeooo:paragraph-rsid="001c0544"/>
    </style:style>
    <style:style style:name="T1" style:family="text">
      <style:text-properties officeooo:rsid="001c0544"/>
    </style:style>
    <style:style style:name="T2" style:family="text">
      <style:text-properties officeooo:rsid="001c36b6"/>
    </style:style>
    <style:style style:name="T3" style:family="text">
      <style:text-properties officeooo:rsid="001e6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eva plantilla de ataques</text:p>
      <text:p text:style-name="P1"/>
      <text:p text:style-name="P1">Especial:</text:p>
      <text:p text:style-name="P2"><text:s text:c="2"/>Guerrero →<text:span text:style-name="T1"> </text:span><text:s/>Mandoble <text:span text:style-name="T1">antipicaros </text:span></text:p>
      <text:p text:style-name="P2"><text:s text:c="2"/><text:span text:style-name="T1">Picaro → </text:span>Puñadala trapera</text:p>
      <text:p text:style-name="P2"><text:span text:style-name="T1"><text:s text:c="2"/>Arquero → Flechas antimagia </text:span></text:p>
      <text:p text:style-name="P2"><text:span text:style-name="T1"><text:s text:c="2"/>Mago → Congelar pies</text:span></text:p>
      <text:p text:style-name="P2"/>
      <text:p text:style-name="P3"><text:span text:style-name="T1">T</text:span>odos meten 40 de daño a su coun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0:51:47.520000000</meta:creation-date>
    <dc:date>2013-12-11T10:59:15.482000000</dc:date>
    <meta:editing-duration>P0D</meta:editing-duration>
    <meta:editing-cycles>1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7" meta:word-count="29" meta:character-count="184" meta:non-whitespace-character-count="151"/>
  </office:meta>
</office:document-meta>
</file>